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B00000022866C32DC.jpg"/>
  <manifest:file-entry manifest:media-type="" manifest:full-path="Pictures/200000070000487400002FA687FD1A33.svm"/>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212cm"/>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margin-top="0cm" fo:margin-bottom="0cm"/>
      <style:text-properties fo:font-style="italic" style:font-style-asian="italic" style:font-style-complex="italic"/>
    </style:style>
    <style:style style:name="P9" style:family="paragraph" style:parent-style-name="Text_20_body" style:master-page-name="">
      <style:paragraph-properties fo:margin-top="0cm" fo:margin-bottom="0cm" style:page-number="auto"/>
      <style:text-properties fo:font-style="italic" style:font-style-asian="italic" style:font-style-complex="italic"/>
    </style:style>
    <style:style style:name="P10" style:family="paragraph" style:parent-style-name="Heading">
      <style:text-properties fo:font-size="20pt" fo:font-weight="bold" style:font-size-asian="20pt" style:font-weight-asian="bold" style:font-size-complex="20pt" style:font-weight-complex="bold"/>
    </style:style>
    <style:style style:name="P11" style:family="paragraph" style:parent-style-name="Text_20_body" style:list-style-name="L2"/>
    <style:style style:name="P12" style:family="paragraph" style:parent-style-name="Text_20_body" style:list-style-name="L3">
      <style:text-properties fo:font-style="normal" style:font-style-asian="normal" style:font-style-complex="normal"/>
    </style:style>
    <style:style style:name="P13" style:family="paragraph" style:parent-style-name="Text_20_body" style:list-style-name="L3">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ize="10pt" style:font-size-asian="10pt" style:font-size-complex="10pt"/>
    </style:style>
    <style:style style:name="P15" style:family="paragraph" style:parent-style-name="Heading_20_1" style:list-style-name="L1"/>
    <style:style style:name="P16" style:family="paragraph" style:parent-style-name="Heading_20_2" style:list-style-name="L1"/>
    <style:style style:name="P17" style:family="paragraph" style:parent-style-name="Heading_20_2" style:list-style-name="L1">
      <style:text-properties fo:font-style="italic" style:font-style-asian="italic" style:font-style-complex="italic"/>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Zugang zum SVN-Repository</text:p>
      <text:p text:style-name="Standard">Der Zugang zum SVN-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und Nachname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2">svn+ssh://&lt;user&gt;@dev.freebus.org/usr/local/svn/freebus</text:span></text:p>
      <text:p text:style-name="P3">Im folgenden wird beschrieben, welche Schritte und Tools nötig sind um den Zugang einzurichten. Unter Punkt 1 für Windows, Punkt 2 für Linux.</text:p>
      <text:p text:style-name="P3">Der SSH-Fingerprint unseres Servers ist: 53:06:27:da:4d:b6:5d:53:52:da:0b:46:a3:00:33:ee</text:p>
      <text:list xml:id="list38249412" text:style-name="L1">
        <text:list-item>
          <text:h text:style-name="P15" text:outline-level="1">WINDOWS</text:h>
          <text:list>
            <text:list-item>
              <text:h text:style-name="P16"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2"><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text:soft-page-break/>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xml:id="list38393505" text:continue-numbering="true" text:style-name="L1">
        <text:list-item>
          <text:list>
            <text:list-item>
              <text:h text:style-name="P16" text:outline-level="2">SSH-Key laden</text:h>
            </text:list-item>
          </text:list>
        </text:list-item>
      </text:list>
      <text:p text:style-name="P2">Jetzt brauchen wir das Programm <text:a xlink:type="simple" xlink:href="http://www.tartarus.org/~simon/putty-snapshots/x86/pageant.exe">SSH-Key Agent.</text:a></text:p>
      <text:p text:style-name="P2">Das Programm starten jetzt habt ihr unten rechts in der Menüleiste das Icon: </text:p>
      <text:p text:style-name="P2"><draw:frame draw:style-name="fr2" draw:name="Grafik1" text:anchor-type="paragraph" svg:x="0.554cm" svg:y="0.175cm" svg:width="0.529cm" svg:height="0.584cm" draw:z-index="1"><draw:image xlink:href="Pictures/2000000700000212000002479BDDAFB4.svm" xlink:type="simple" xlink:show="embed" xlink:actuate="onLoad"/></draw:frame></text:p>
      <text:p text:style-name="P2">Rechtsklick drauf Add Key und jetzt den Key laden den ihr vorher erstellt habt. Jetzt die Passphrase eingeben die ihr vorher eingegeben habt.</text:p>
      <text:p text:style-name="P2"><draw:frame draw:style-name="fr3" draw:name="Grafik3" text:anchor-type="paragraph" svg:width="4.166cm" svg:height="2.201cm" draw:z-index="3"><draw:image xlink:href="Pictures/10000000000000D80000007B8D9D342C.png" xlink:type="simple" xlink:show="embed" xlink:actuate="onLoad"/></draw:frame></text:p>
      <text:list xml:id="list38397383" text:continue-numbering="true" text:style-name="L1">
        <text:list-item>
          <text:list>
            <text:list-item>
              <text:h text:style-name="P16"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xml:id="list38257036" text:style-name="L2">
        <text:list-item>
          <text:p text:style-name="P11">Name der Datei muss authorized_keys sein, keine Endung</text:p>
        </text:list-item>
        <text:list-item>
          <text:p text:style-name="P11">Datei auf den Server kopiert in das Verzeichnis .ssh</text:p>
        </text:list-item>
        <text:list-item>
          <text:p text:style-name="P11"><text:soft-page-break/>pageant gestartet und Key geladen</text:p>
        </text:list-item>
      </text:list>
      <text:list xml:id="list38393534" text:continue-list="list38397383" text:style-name="L1">
        <text:list-item>
          <text:list>
            <text:list-item>
              <text:h text:style-name="P16"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xml:id="list38393723" text:continue-numbering="true" text:style-name="L1">
        <text:list-item>
          <text:list>
            <text:list-item>
              <text:h text:style-name="P16"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xml:id="list38375010" text:continue-numbering="true" text:style-name="L1">
        <text:list-item>
          <text:list>
            <text:list-item>
              <text:h text:style-name="P16" text:outline-level="2">Tortoise-SVN konfigurieren</text:h>
            </text:list-item>
          </text:list>
        </text:list-item>
      </text:list>
      <text:p text:style-name="Text_20_body">Geht in das Repository rein, dann ein Rechtsklick TortoiseSVN-&gt;Settings. Dann klickt auf Edit:</text:p>
      <text:p text:style-name="Text_20_body"><draw:frame draw:style-name="fr4" draw:name="Grafik4" text:anchor-type="paragraph" svg:y="0.61cm" svg:width="15.968cm" svg:height="10.911cm" draw:z-index="0"><draw:image xlink:href="Pictures/200000070000487400002FA687FD1A33.svm" xlink:type="simple" xlink:show="embed" xlink:actuate="onLoad"/></draw:frame></text:p>
      <text:p text:style-name="Text_20_body"><text:soft-page-break/>Dann unter den passenden Einträgen das folgende eintragen:</text:p>
      <text:p text:style-name="P14">[miscellany]<text:line-break/>enable-auto-props = yes<text:line-break/></text:p>
      <text:p text:style-name="P14">[auto-props]<text:line-break/>*.hex = svn:mime-type=application/octet-stream<text:line-break/>*.c = svn:eol-style=LF<text:line-break/>*.h = svn:eol-style=LF<text:line-break/>Makefile = svn:eol-style=LF</text:p>
      <text:p text:style-name="P14"/>
      <text:list xml:id="list38396559" text:continue-numbering="true" text:style-name="L1">
        <text:list-item>
          <text:h text:style-name="P15" text:outline-level="1">LINUX</text:h>
        </text:list-item>
      </text:list>
      <text:p text:style-name="Text_20_body">Für die Verwendung von Subversion unter Linux benötigt man zumindest einen <text:span text:style-name="T2">ssh</text:span>- und einen <text:span text:style-name="T2">subversion</text:span>-Client. Ersterer ist in der Regel bereits im Standardumfang einer Distribution enthalten, subversion kann üblicherweise aus den Paketquellen nachinstalliert werden. In Ubuntu-Linux heißt das entsprechende Paket beispielsweise <text:span text:style-name="T3">subversion.</text:span></text:p>
      <text:p text:style-name="P6">Wer kein Freund der Kommandozeile ist oder mehr Komfort braucht, hier ein paar Links:</text:p>
      <text:list xml:id="list38262378" text:style-name="L3">
        <text:list-item>
          <text:p text:style-name="P12"><text:span text:style-name="T4">Eclipse bietet über ein plugin SVN integration: </text:span><text:a xlink:type="simple" xlink:href="http://subclipse.tigris.org/"><text:span text:style-name="T4">http://subclipse.tigris.org/</text:span></text:a></text:p>
        </text:list-item>
        <text:list-item>
          <text:p text:style-name="P13">Für Ubuntu gibt’s ein Paket für die Integration von SVN in Nautilus (nautilus-script-collection-svn)</text:p>
        </text:list-item>
        <text:list-item>
          <text:p text:style-name="P12"><text:span text:style-name="T4">Für KDE gibt’s KDEsvn </text:span><text:a xlink:type="simple" xlink:href="http://kdesvn.alwins-world.de/"><text:span text:style-name="T4">http://kdesvn.alwins-world.de/</text:span></text:a></text:p>
        </text:list-item>
        <text:list-item>
          <text:p text:style-name="P12"><text:span text:style-name="T4">Für Gnome gibt’s NaughtySVN </text:span><text:a xlink:type="simple" xlink:href="http://naughtysvn.tigris.org/"><text:span text:style-name="T4">http://naughtysvn.tigris.org/</text:span></text:a></text:p>
        </text:list-item>
      </text:list>
      <text:list xml:id="list38391532" text:continue-list="list38396559" text:style-name="L1">
        <text:list-item>
          <text:list>
            <text:list-item>
              <text:h text:style-name="P16" text:outline-level="2">SSH-Keys anlegen</text:h>
            </text:list-item>
          </text:list>
        </text:list-item>
      </text:list>
      <text:p text:style-name="Text_20_body">SSH-Keys werden ganz einfach durch die Eingabe von </text:p>
      <text:p text:style-name="P7"><text:tab/>ssh-keygen</text:p>
      <text:p text:style-name="P5">in der Kommandozeile angelegt.</text:p>
      <text:p text:style-name="P9"><text:tab/>Generating public/private rsa key pair. </text:p>
      <text:p text:style-name="P7"><text:tab/>Enter file in which to save the key (/home/username/.ssh/id_rsa)</text:p>
      <text:p text:style-name="P5">Als erstes wird man nach dem Speicherort des keys gefragt, üblichweise passt der Standardvorschlag, also einfach mit Return bestätigen.</text:p>
      <text:p text:style-name="P5"><text:tab/><text:span text:style-name="T2">Enter passphrase (empty for no passphrase):</text:span></text:p>
      <text:p text:style-name="P5">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5">Nach Bestätigung der passphrase ist man auch schon fertig, es wurde ein öffentlicher und ein privater Schlüssen angelegt.</text:p>
      <text:list xml:id="list38376715" text:continue-numbering="true" text:style-name="L1">
        <text:list-item>
          <text:list>
            <text:list-item>
              <text:h text:style-name="P16" text:outline-level="2"><text:soft-page-break/>SSH-Key laden</text:h>
            </text:list-item>
          </text:list>
        </text:list-item>
      </text:list>
      <text:p text:style-name="Text_20_body">Um nicht jedesmal, wenn man eine Operation im subversion repository durchführt, seinen private key entsperren zu müssen, empfielt es sich, ihn einmal mit <text:span text:style-name="T2">ssh-add</text:span> zu laden. Danach bleibt er für die bestehende session geladen (evtl. ist es notwendig keychain zu installieren). Wenn man die keys im Standardverzeichnis liegen hat, reicht ein simples</text:p>
      <text:p text:style-name="P8"><text:tab/>ssh-add</text:p>
      <text:p text:style-name="P7"><text:tab/>Enter passphrase for /home/username/.ssh/id_rsa:</text:p>
      <text:list xml:id="list38375441" text:continue-numbering="true" text:style-name="L1">
        <text:list-item>
          <text:list>
            <text:list-item>
              <text:h text:style-name="P16" text:outline-level="2">SSH-Key hochladen</text:h>
            </text:list-item>
          </text:list>
        </text:list-item>
      </text:list>
      <text:p text:style-name="Text_20_body">Um den key mit dem Server bekannt zu machen, muss am Server der Ordner <text:span text:style-name="T2">.ssh</text:span> angelegt werden und darin der public(!) key in der Datei <text:span text:style-name="T2">authorized_keys</text:span> geschrieben werden. Das geht zB so:</text:p>
      <text:p text:style-name="P8"><text:tab/>mkdir /tmp/.ssh</text:p>
      <text:p text:style-name="P8"><text:tab/>cp ~/.ssh/id_rsa.pub /tmp/.ssh/authorized_keys</text:p>
      <text:p text:style-name="P7"><text:tab/>scp -r /tmp/.ssh &lt;user&gt;@dev.freebus.org:</text:p>
      <text:p text:style-name="Text_20_body">Überprüft hier, ob der Host-Fingerprint passt, steht ganz oben in diesem Dokument.</text:p>
      <text:list xml:id="list38382086" text:continue-numbering="true" text:style-name="L1">
        <text:list-item>
          <text:list>
            <text:list-item>
              <text:h text:style-name="P16"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4"><text:tab/>svn co svn+ssh://&lt;user&gt;@dev.freebus.org/usr/local/svn/freebus</text:p>
      <text:list xml:id="list38379907" text:continue-numbering="true" text:style-name="L1">
        <text:list-item>
          <text:list>
            <text:list-item>
              <text:h text:style-name="P17" text:outline-level="2">Arbeiten mit SVN</text:h>
            </text:list-item>
          </text:list>
        </text:list-item>
      </text:list>
      <text:p text:style-name="P5">Die Dateien können nun bearbeitet werden und mit <text:span text:style-name="T2">svn ci &lt;Dateiname&gt; </text:span>werden die Änderungen committed. Neue Dateien/Ordner kann man mit <text:span text:style-name="T2">svn add &lt;Dateiname&gt; </text:span>hinzufügen. Um sich auf den neuesten Stand zu bringen, reicht ein einfaches <text:span text:style-name="T2">svn update</text:span> im repository Verzeichnis. Damit kann man auch ungewollte Änderungen rückgängig machen: dazu einfach die Datei lokal löschen und mit <text:span text:style-name="T2">svn update</text:span> die aktuelle Version holen.</text:p>
      <text:p text:style-name="P5">Für eine ausführliche Einführung in die Arbeit mit svn gibt es jede Menge Online Tutorials.</text:p>
      <text:list xml:id="list38401963" text:continue-numbering="true" text:style-name="L1">
        <text:list-item>
          <text:h text:style-name="P15"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text:soft-page-break/>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weight="normal" style:font-size-asian="12pt" style:font-weight-asian="normal" style:font-size-complex="12pt" style:font-weight-complex="normal"/>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ab/><text:tab/><text:span text:style-name="MT1">Freebus – Start</text:span></text:p>
        <text:p text:style-name="MP1"><text:tab/><text:tab/>SVN Zugang</text:p>
      </style:header>
      <style:footer>
        <text:p text:style-name="Footer">Matthias Fechner / Thomas<text:tab/><text:date style:data-style-name="N76" text:date-value="2008-05-16T14:37:25.70" text:fixed="true">16. Mai 2008</text:date><text:tab/>Seite <text:page-number text:select-page="current">3</text:page-number> v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Matthias Fechner</meta:initial-creator>
    <meta:creation-date>2007-11-11T21:28:26</meta:creation-date>
    <dc:creator>Matthias Fechner</dc:creator>
    <dc:date>2008-11-17T18:29:00.53</dc:date>
    <meta:editing-cycles>26</meta:editing-cycles>
    <meta:editing-duration>PT04H35M13S</meta:editing-duration>
    <meta:document-statistic meta:table-count="0" meta:image-count="4" meta:object-count="0" meta:page-count="6" meta:paragraph-count="88" meta:word-count="1156" meta:character-count="8087"/>
    <meta:user-defined meta:name="Info 1"/>
    <meta:user-defined meta:name="Info 2"/>
    <meta:user-defined meta:name="Info 3"/>
    <meta:user-defined meta:name="Info 4"/>
  </office:meta>
</office:document-meta>
</file>